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akar" svg:font-family="aakar" style:font-pitch="variable"/>
  </office:font-face-decls>
  <office:automatic-styles>
    <style:style style:name="P1" style:family="paragraph" style:parent-style-name="Standard">
      <style:text-properties officeooo:rsid="00079cbd" officeooo:paragraph-rsid="00079cbd"/>
    </style:style>
    <style:style style:name="P2" style:family="paragraph" style:parent-style-name="Standard">
      <style:text-properties officeooo:rsid="000db5a2" officeooo:paragraph-rsid="000db5a2"/>
    </style:style>
    <style:style style:name="P3" style:family="paragraph" style:parent-style-name="Subtitle">
      <style:text-properties style:font-name="aakar"/>
    </style:style>
    <style:style style:name="P4" style:family="paragraph" style:parent-style-name="Title">
      <style:text-properties style:font-name="aakar" style:text-underline-style="solid" style:text-underline-width="auto" style:text-underline-color="font-color" officeooo:rsid="0004ff96" officeooo:paragraph-rsid="0004ff96"/>
    </style:style>
    <style:style style:name="P5" style:family="paragraph" style:parent-style-name="Heading_20_1">
      <style:paragraph-properties fo:break-before="page"/>
    </style:style>
    <style:style style:name="P6" style:family="paragraph" style:parent-style-name="Standard" style:list-style-name="L1">
      <style:text-properties officeooo:rsid="000db5a2" officeooo:paragraph-rsid="000db5a2"/>
    </style:style>
    <style:style style:name="P7" style:family="paragraph" style:parent-style-name="Standard" style:list-style-name="L2">
      <style:text-properties officeooo:rsid="000db5a2" officeooo:paragraph-rsid="000db5a2"/>
    </style:style>
    <style:style style:name="P8" style:family="paragraph" style:parent-style-name="Standard">
      <style:text-properties officeooo:rsid="001215fa" officeooo:paragraph-rsid="001215fa"/>
    </style:style>
    <style:style style:name="P9" style:family="paragraph" style:parent-style-name="Standard" style:list-style-name="L2">
      <style:text-properties officeooo:rsid="001215fa" officeooo:paragraph-rsid="001215fa"/>
    </style:style>
    <style:style style:name="T1" style:family="text">
      <style:text-properties officeooo:rsid="0007d4c3"/>
    </style:style>
    <style:style style:name="T2" style:family="text">
      <style:text-properties officeooo:rsid="0009ad38"/>
    </style:style>
    <style:style style:name="T3" style:family="text">
      <style:text-properties officeooo:rsid="000e57d0"/>
    </style:style>
    <style:style style:name="T4" style:family="text">
      <style:text-properties officeooo:rsid="0011220f"/>
    </style:style>
    <style:style style:name="T5" style:family="text">
      <style:text-properties officeooo:rsid="001155d8"/>
    </style:style>
    <style:style style:name="T6" style:family="text">
      <style:text-properties officeooo:rsid="0011d7d2"/>
    </style:style>
    <style:style style:name="T7" style:family="text">
      <style:text-properties officeooo:rsid="0011ea0f"/>
    </style:style>
    <style:style style:name="T8" style:family="text">
      <style:text-properties officeooo:rsid="001240f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erformance Report</text:p>
      <text:p text:style-name="P3">By: Dylan Silva-Rivas</text:p>
      <text:h text:style-name="P5" text:outline-level="1">Algorithm Overview</text:h>
      <text:p text:style-name="P1"><text:tab/>I will be comparing first-come first-serve (FCFS) and shortest-job first (SJF) <text:span text:style-name="T1">CPU scheduling algorithms. </text:span><text:span text:style-name="T2">FCFS takes in the very first process that arrives to the CPU and runs until its burst time is reaches it limit and repeats the process until there are no more processes left to run. SJF is the opposite, instead of taking the first process that arrives to the CPU, it observes the shortest burst time of each process and takes the smallest one and runs it.</text:span></text:p>
      <text:h text:style-name="Heading_20_1" text:outline-level="1">Methodology</text:h>
      <text:p text:style-name="P2">Here is the approach to my methodology: General <text:span text:style-name="T3">steps and detailed steps. Here are the general steps:</text:span></text:p>
      <text:list text:style-name="L1">
        <text:list-item>
          <text:p text:style-name="P6">Create constant data in the main function to pass to other functions. </text:p>
        </text:list-item>
        <text:list-item>
          <text:p text:style-name="P6">Start creating the FCFS function and test it.</text:p>
        </text:list-item>
        <text:list-item>
          <text:p text:style-name="P6">Start creating the SJF function and test it.</text:p>
        </text:list-item>
        <text:list-item>
          <text:p text:style-name="P6">Randomize data.</text:p>
        </text:list-item>
      </text:list>
      <text:p text:style-name="P8">Now for the detailed steps:</text:p>
      <text:list text:style-name="L2">
        <text:list-item>
          <text:p text:style-name="P7">Fo<text:span text:style-name="T4">r the first general step, I created a Process struct. This struct contains the attributes process ID, arrival time, burst time, </text:span><text:span text:style-name="T8">wait time, and turnaround time</text:span><text:span text:style-name="T4">. Data will be sorted depending on what’s the most important. For example, if the program decides to use FCFS, arrival time will be prioritize</text:span><text:span text:style-name="T5">d when sorting. For SJF, burst time will be prioritized when sorting. </text:span><text:span text:style-name="T6">The reason for sorting is so accessing specific processes faster depending on the scheduling algorithm. </text:span><text:span text:style-name="T7">I will be using merge sort when sorting the processes, which is O(n*log(n)).</text:span></text:p>
        </text:list-item>
        <text:list-item>
          <text:p text:style-name="P9">FCFS</text:p>
        </text:list-item>
        <text:list-item>
          <text:p text:style-name="P9">SJF</text:p>
        </text:list-item>
        <text:list-item>
          <text:p text:style-name="P9">Random data to measure performance over time...</text:p>
        </text:list-item>
      </text:list>
      <text:h text:style-name="Heading_20_1" text:outline-level="1">Performance Metrices</text:h>
      <text:h text:style-name="Heading_20_1" text:outline-level="1">Comparison and Analysis</text:h>
      <text:h text:style-name="Heading_20_1" text:outline-level="1">Gantt Charts</text:h>
      <text:h text:style-name="Heading_20_1" text:outline-level="1">Pros and Cons</text:h>
      <text:h text:style-name="Heading_20_1" text:outline-level="1">Conclusio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21:08:37.259045401</meta:creation-date>
    <dc:date>2024-10-18T16:48:02.686693015</dc:date>
    <meta:editing-duration>PT3H9M26S</meta:editing-duration>
    <meta:editing-cycles>13</meta:editing-cycles>
    <meta:generator>LibreOffice/24.2.6.2$Linux_X86_64 LibreOffice_project/420$Build-2</meta:generator>
    <meta:document-statistic meta:table-count="0" meta:image-count="0" meta:object-count="0" meta:page-count="2" meta:paragraph-count="20" meta:word-count="258" meta:character-count="1532" meta:non-whitespace-character-count="1300"/>
  </office:meta>
</office:document-meta>
</file>